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1.35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2.12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" style:family="graphic">
      <style:graphic-properties style:protect="size"/>
    </style:style>
    <style:style style:name="pr1" style:family="presentation" style:parent-style-name="Blue_5f_Curve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text-properties fo:font-size="28pt" style:font-size-asian="28pt" style:font-size-complex="28pt"/>
    </style:style>
    <style:style style:name="P7" style:family="paragraph">
      <loext:graphic-properties draw:fill-color="#ffffff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draw:style-name="gr1" draw:text-style-name="P2" xml:id="id1" draw:id="id1" draw:layer="layout" svg:width="5.4cm" svg:height="1.673cm" svg:x="4cm" svg:y="10.2cm">
          <draw:text-box>
            <text:p text:style-name="P1">Spezifische Problemstellung</text:p>
          </draw:text-box>
        </draw:frame>
        <draw:frame draw:style-name="gr2" draw:text-style-name="P3" xml:id="id2" draw:id="id2" draw:layer="layout" svg:width="5.4cm" svg:height="1.673cm" svg:x="4cm" svg:y="5.5cm">
          <draw:text-box>
            <text:p text:style-name="P1">Abstrakte Problemstellung</text:p>
          </draw:text-box>
        </draw:frame>
        <draw:frame draw:style-name="gr3" draw:text-style-name="P3" xml:id="id3" draw:id="id3" draw:layer="layout" svg:width="5.4cm" svg:height="1.673cm" svg:x="17.8cm" svg:y="10.116cm">
          <draw:text-box>
            <text:p text:style-name="P1">Spezifische Problemlösung</text:p>
          </draw:text-box>
        </draw:frame>
        <draw:frame draw:style-name="gr1" draw:text-style-name="P2" xml:id="id4" draw:id="id4" draw:layer="layout" svg:width="5.6cm" svg:height="1.673cm" svg:x="17.7cm" svg:y="5.7cm">
          <draw:text-box>
            <text:p text:style-name="P1">Abstrakte Problemlösung</text:p>
          </draw:text-box>
        </draw:frame>
        <draw:custom-shape draw:style-name="gr4" draw:text-style-name="P1" draw:layer="layout" svg:width="3cm" svg:height="1cm" svg:x="12cm" svg:y="6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3cm" svg:height="1cm" svg:x="12.001cm" svg:y="10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" draw:text-style-name="P4" draw:layer="layout" draw:type="curve" svg:x1="6.7cm" svg:y1="10.2cm" svg:x2="6.7cm" svg:y2="7.173cm" draw:start-shape="id1" draw:start-glue-point="0" draw:end-shape="id2" draw:end-glue-point="2" svg:d="M6700 10200v-3027" svg:viewBox="0 0 1 3028">
          <text:p/>
        </draw:connector>
        <draw:connector draw:style-name="gr5" draw:text-style-name="P4" draw:layer="layout" draw:type="curve" svg:x1="20.5cm" svg:y1="10.116cm" svg:x2="20.5cm" svg:y2="7.373cm" draw:start-shape="id3" draw:start-glue-point="0" draw:end-shape="id4" draw:end-glue-point="2" svg:d="M20500 10116v-2743" svg:viewBox="0 0 1 2744">
          <text:p/>
        </draw:connector>
        <draw:frame draw:style-name="gr6" draw:text-style-name="P6" draw:layer="layout" svg:width="21.2cm" svg:height="2.8cm" svg:x="3.8cm" svg:y="1.8cm">
          <draw:text-box>
            <text:p text:style-name="P5"><text:span text:style-name="T1">Zusammenhang zwischen Modellierung und Metamodellierung in der TRIZ-Methodik</text:span></text:p>
          </draw:text-box>
        </draw:frame>
        <draw:frame draw:style-name="gr7" draw:text-style-name="P2" draw:layer="layout" svg:width="23cm" svg:height="1cm" svg:x="2.2cm" svg:y="19.7cm">
          <draw:text-box>
            <text:p>Hans-Gert Gräbe, WUMM-Projekt, https://github.com/wumm-project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8T18:14:46.866706549</meta:creation-date>
    <meta:editing-duration>PT9M26S</meta:editing-duration>
    <meta:editing-cycles>2</meta:editing-cycles>
    <meta:generator>LibreOffice/6.0.7.3$Linux_X86_64 LibreOffice_project/00m0$Build-3</meta:generator>
    <dc:title>Blue Curve</dc:title>
    <dc:date>2019-04-28T18:24:12.795510330</dc:date>
    <meta:document-statistic meta:object-count="47"/>
  </office:meta>
</office:document-meta>
</file>